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4.055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141cm"/>
    </style:style>
    <style:style style:name="co6" style:family="table-column">
      <style:table-column-properties fo:break-before="auto" style:column-width="3.029cm"/>
    </style:style>
    <style:style style:name="co7" style:family="table-column">
      <style:table-column-properties fo:break-before="auto" style:column-width="4.3cm"/>
    </style:style>
    <style:style style:name="co8" style:family="table-column">
      <style:table-column-properties fo:break-before="auto" style:column-width="1.7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7" table:visibility="collapse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Attribute 1 Name</text:p>
          </table:table-cell>
          <table:table-cell table:style-name="ce1" office:value-type="string">
            <text:p>Attribute 1 Value</text:p>
          </table:table-cell>
          <table:table-cell table:style-name="ce1" office:value-type="string">
            <text:p>Attribute 2 Name</text:p>
          </table:table-cell>
          <table:table-cell table:style-name="ce1" office:value-type="string">
            <text:p>Attribute 2 Value</text:p>
          </table:table-cell>
          <table:table-cell table:style-name="ce1" office:value-type="string">
            <text:p>Attribute 3 Name</text:p>
          </table:table-cell>
          <table:table-cell table:style-name="ce1" office:value-type="string">
            <text:p>Attribute 3 Value</text:p>
          </table:table-cell>
          <table:table-cell table:style-name="ce1" office:value-type="string">
            <text:p>Footprint</text:p>
          </table:table-cell>
          <table:table-cell table:style-name="ce1" table:number-columns-repeated="1012"/>
        </table:table-row>
        <table:table-row table:style-name="ro1">
          <table:table-cell office:value-type="string">
            <text:p>C3</text:p>
          </table:table-cell>
          <table:table-cell office:value-type="string">
            <text:p>Taiyo Yuden</text:p>
          </table:table-cell>
          <table:table-cell office:value-type="string">
            <text:p>EMK212B7105KG-T</text:p>
          </table:table-cell>
          <table:table-cell office:value-type="string">
            <text:p>1</text:p>
          </table:table-cell>
          <table:table-cell office:value-type="string">
            <text:p>0.02</text:p>
          </table:table-cell>
          <table:table-cell office:value-type="string">
            <text:p>Cap</text:p>
          </table:table-cell>
          <table:table-cell office:value-type="string">
            <text:p>1uF</text:p>
          </table:table-cell>
          <table:table-cell office:value-type="string">
            <text:p>ESR</text:p>
          </table:table-cell>
          <table:table-cell office:value-type="string">
            <text:p>0Ohm</text:p>
          </table:table-cell>
          <table:table-cell table:number-columns-repeated="2"/>
          <table:table-cell office:value-type="string">
            <text:p>0805</text:p>
          </table:table-cell>
          <table:table-cell table:number-columns-repeated="1012"/>
        </table:table-row>
        <table:table-row table:style-name="ro1">
          <table:table-cell office:value-type="string">
            <text:p>Cff</text:p>
          </table:table-cell>
          <table:table-cell office:value-type="string">
            <text:p>Yageo America</text:p>
          </table:table-cell>
          <table:table-cell office:value-type="string">
            <text:p>CC0805JRNPO9BN390</text:p>
          </table:table-cell>
          <table:table-cell office:value-type="string">
            <text:p>1</text:p>
          </table:table-cell>
          <table:table-cell office:value-type="string">
            <text:p>0.01</text:p>
          </table:table-cell>
          <table:table-cell office:value-type="string">
            <text:p>Cap</text:p>
          </table:table-cell>
          <table:table-cell office:value-type="string">
            <text:p>39pF</text:p>
          </table:table-cell>
          <table:table-cell office:value-type="string">
            <text:p>ESR</text:p>
          </table:table-cell>
          <table:table-cell office:value-type="string">
            <text:p>0Ohm</text:p>
          </table:table-cell>
          <table:table-cell table:number-columns-repeated="2"/>
          <table:table-cell office:value-type="string">
            <text:p>0805</text:p>
          </table:table-cell>
          <table:table-cell table:number-columns-repeated="1012"/>
        </table:table-row>
        <table:table-row table:style-name="ro1">
          <table:table-cell office:value-type="string">
            <text:p>Cin</text:p>
          </table:table-cell>
          <table:table-cell office:value-type="string">
            <text:p>Vishay-Sprague</text:p>
          </table:table-cell>
          <table:table-cell office:value-type="string">
            <text:p>293D226X9016B2TE3</text:p>
          </table:table-cell>
          <table:table-cell office:value-type="string">
            <text:p>1</text:p>
          </table:table-cell>
          <table:table-cell office:value-type="string">
            <text:p>0.14</text:p>
          </table:table-cell>
          <table:table-cell office:value-type="string">
            <text:p>Cap</text:p>
          </table:table-cell>
          <table:table-cell office:value-type="string">
            <text:p>22uF</text:p>
          </table:table-cell>
          <table:table-cell office:value-type="string">
            <text:p>ESR</text:p>
          </table:table-cell>
          <table:table-cell office:value-type="string">
            <text:p>1.9Ohm</text:p>
          </table:table-cell>
          <table:table-cell table:number-columns-repeated="2"/>
          <table:table-cell office:value-type="string">
            <text:p>3528-21</text:p>
          </table:table-cell>
          <table:table-cell table:number-columns-repeated="1012"/>
        </table:table-row>
        <table:table-row table:style-name="ro1">
          <table:table-cell office:value-type="string">
            <text:p>Cout</text:p>
          </table:table-cell>
          <table:table-cell office:value-type="string">
            <text:p>Vishay-Sprague</text:p>
          </table:table-cell>
          <table:table-cell office:value-type="string">
            <text:p>593D107X0010D2TE3</text:p>
          </table:table-cell>
          <table:table-cell office:value-type="string">
            <text:p>1</text:p>
          </table:table-cell>
          <table:table-cell office:value-type="string">
            <text:p>0.28</text:p>
          </table:table-cell>
          <table:table-cell office:value-type="string">
            <text:p>Cap</text:p>
          </table:table-cell>
          <table:table-cell office:value-type="string">
            <text:p>100uF</text:p>
          </table:table-cell>
          <table:table-cell office:value-type="string">
            <text:p>ESR</text:p>
          </table:table-cell>
          <table:table-cell office:value-type="string">
            <text:p>0.1Ohm</text:p>
          </table:table-cell>
          <table:table-cell table:number-columns-repeated="2"/>
          <table:table-cell office:value-type="string">
            <text:p>7343-31</text:p>
          </table:table-cell>
          <table:table-cell table:number-columns-repeated="1012"/>
        </table:table-row>
        <table:table-row table:style-name="ro1">
          <table:table-cell office:value-type="string">
            <text:p>Coutx</text:p>
          </table:table-cell>
          <table:table-cell office:value-type="string">
            <text:p>Kemet</text:p>
          </table:table-cell>
          <table:table-cell office:value-type="string">
            <text:p>C0603C105Z8VACTU</text:p>
          </table:table-cell>
          <table:table-cell office:value-type="string">
            <text:p>1</text:p>
          </table:table-cell>
          <table:table-cell office:value-type="string">
            <text:p>0.01</text:p>
          </table:table-cell>
          <table:table-cell office:value-type="string">
            <text:p>Cap</text:p>
          </table:table-cell>
          <table:table-cell office:value-type="string">
            <text:p>1uF</text:p>
          </table:table-cell>
          <table:table-cell office:value-type="string">
            <text:p>ESR</text:p>
          </table:table-cell>
          <table:table-cell office:value-type="string">
            <text:p>0Ohm</text:p>
          </table:table-cell>
          <table:table-cell table:number-columns-repeated="2"/>
          <table:table-cell office:value-type="string">
            <text:p>0603</text:p>
          </table:table-cell>
          <table:table-cell table:number-columns-repeated="1012"/>
        </table:table-row>
        <table:table-row table:style-name="ro1">
          <table:table-cell office:value-type="string">
            <text:p>D1</text:p>
          </table:table-cell>
          <table:table-cell office:value-type="string">
            <text:p>Diodes Inc.</text:p>
          </table:table-cell>
          <table:table-cell office:value-type="string">
            <text:p>B320A-13-F</text:p>
          </table:table-cell>
          <table:table-cell office:value-type="string">
            <text:p>1</text:p>
          </table:table-cell>
          <table:table-cell office:value-type="string">
            <text:p>0.15</text:p>
          </table:table-cell>
          <table:table-cell office:value-type="string">
            <text:p>VFatIo</text:p>
          </table:table-cell>
          <table:table-cell office:value-type="string">
            <text:p>0.5V</text:p>
          </table:table-cell>
          <table:table-cell office:value-type="string">
            <text:p>Io</text:p>
          </table:table-cell>
          <table:table-cell office:value-type="string">
            <text:p>3A</text:p>
          </table:table-cell>
          <table:table-cell office:value-type="string">
            <text:p>VRRM</text:p>
          </table:table-cell>
          <table:table-cell office:value-type="string">
            <text:p>20V</text:p>
          </table:table-cell>
          <table:table-cell office:value-type="string">
            <text:p>SMA</text:p>
          </table:table-cell>
          <table:table-cell table:number-columns-repeated="1012"/>
        </table:table-row>
        <table:table-row table:style-name="ro1">
          <table:table-cell office:value-type="string">
            <text:p>L1</text:p>
          </table:table-cell>
          <table:table-cell office:value-type="string">
            <text:p>TDK</text:p>
          </table:table-cell>
          <table:table-cell office:value-type="string">
            <text:p>VLP8040T-6R8M</text:p>
          </table:table-cell>
          <table:table-cell office:value-type="string">
            <text:p>1</text:p>
          </table:table-cell>
          <table:table-cell office:value-type="string">
            <text:p>0.22</text:p>
          </table:table-cell>
          <table:table-cell office:value-type="string">
            <text:p>L</text:p>
          </table:table-cell>
          <table:table-cell office:value-type="string">
            <text:p>6.8uH</text:p>
          </table:table-cell>
          <table:table-cell office:value-type="string">
            <text:p>DCR</text:p>
          </table:table-cell>
          <table:table-cell office:value-type="string">
            <text:p>0.024Ohm</text:p>
          </table:table-cell>
          <table:table-cell office:value-type="string">
            <text:p>IDC</text:p>
          </table:table-cell>
          <table:table-cell office:value-type="string">
            <text:p>3.6A</text:p>
          </table:table-cell>
          <table:table-cell office:value-type="string">
            <text:p>VLP8040</text:p>
          </table:table-cell>
          <table:table-cell table:number-columns-repeated="1012"/>
        </table:table-row>
        <table:table-row table:style-name="ro1">
          <table:table-cell office:value-type="string">
            <text:p>R1</text:p>
          </table:table-cell>
          <table:table-cell office:value-type="string">
            <text:p>Vishay-Dale</text:p>
          </table:table-cell>
          <table:table-cell office:value-type="string">
            <text:p>CRCW040248R7FKED</text:p>
          </table:table-cell>
          <table:table-cell office:value-type="string">
            <text:p>1</text:p>
          </table:table-cell>
          <table:table-cell office:value-type="string">
            <text:p>0.01</text:p>
          </table:table-cell>
          <table:table-cell office:value-type="string">
            <text:p>Resistance</text:p>
          </table:table-cell>
          <table:table-cell office:value-type="string">
            <text:p>48.7Ohm</text:p>
          </table:table-cell>
          <table:table-cell office:value-type="string">
            <text:p>Tolerance</text:p>
          </table:table-cell>
          <table:table-cell office:value-type="string">
            <text:p>1%</text:p>
          </table:table-cell>
          <table:table-cell office:value-type="string">
            <text:p>Power</text:p>
          </table:table-cell>
          <table:table-cell office:value-type="string">
            <text:p>0.063W</text:p>
          </table:table-cell>
          <table:table-cell office:value-type="string">
            <text:p>0402</text:p>
          </table:table-cell>
          <table:table-cell table:number-columns-repeated="1012"/>
        </table:table-row>
        <table:table-row table:style-name="ro1">
          <table:table-cell office:value-type="string">
            <text:p>Rfbb</text:p>
          </table:table-cell>
          <table:table-cell office:value-type="string">
            <text:p>Vishay-Dale</text:p>
          </table:table-cell>
          <table:table-cell office:value-type="string">
            <text:p>CRCW040249K9FKED</text:p>
          </table:table-cell>
          <table:table-cell office:value-type="string">
            <text:p>1</text:p>
          </table:table-cell>
          <table:table-cell office:value-type="string">
            <text:p>0.01</text:p>
          </table:table-cell>
          <table:table-cell office:value-type="string">
            <text:p>Resistance</text:p>
          </table:table-cell>
          <table:table-cell office:value-type="string">
            <text:p>49.9kOhm</text:p>
          </table:table-cell>
          <table:table-cell office:value-type="string">
            <text:p>Tolerance</text:p>
          </table:table-cell>
          <table:table-cell office:value-type="string">
            <text:p>1%</text:p>
          </table:table-cell>
          <table:table-cell office:value-type="string">
            <text:p>Power</text:p>
          </table:table-cell>
          <table:table-cell office:value-type="string">
            <text:p>0.063W</text:p>
          </table:table-cell>
          <table:table-cell office:value-type="string">
            <text:p>0402</text:p>
          </table:table-cell>
          <table:table-cell table:number-columns-repeated="1012"/>
        </table:table-row>
        <table:table-row table:style-name="ro1">
          <table:table-cell office:value-type="string">
            <text:p>Rfbt</text:p>
          </table:table-cell>
          <table:table-cell office:value-type="string">
            <text:p>Susumu Co Ltd</text:p>
          </table:table-cell>
          <table:table-cell office:value-type="string">
            <text:p>RR1220P-154-D</text:p>
          </table:table-cell>
          <table:table-cell office:value-type="string">
            <text:p>1</text:p>
          </table:table-cell>
          <table:table-cell office:value-type="string">
            <text:p>0.01</text:p>
          </table:table-cell>
          <table:table-cell office:value-type="string">
            <text:p>Resistance</text:p>
          </table:table-cell>
          <table:table-cell office:value-type="string">
            <text:p>150kOhm</text:p>
          </table:table-cell>
          <table:table-cell office:value-type="string">
            <text:p>Tolerance</text:p>
          </table:table-cell>
          <table:table-cell office:value-type="string">
            <text:p>0.5%</text:p>
          </table:table-cell>
          <table:table-cell office:value-type="string">
            <text:p>Power</text:p>
          </table:table-cell>
          <table:table-cell office:value-type="string">
            <text:p>0.1W</text:p>
          </table:table-cell>
          <table:table-cell office:value-type="string">
            <text:p>0805</text:p>
          </table:table-cell>
          <table:table-cell table:number-columns-repeated="1012"/>
        </table:table-row>
        <table:table-row table:style-name="ro1">
          <table:table-cell office:value-type="string">
            <text:p>Rt</text:p>
          </table:table-cell>
          <table:table-cell office:value-type="string">
            <text:p>Vishay-Dale</text:p>
          </table:table-cell>
          <table:table-cell office:value-type="string">
            <text:p>CRCW0402357KFKED</text:p>
          </table:table-cell>
          <table:table-cell office:value-type="string">
            <text:p>1</text:p>
          </table:table-cell>
          <table:table-cell office:value-type="string">
            <text:p>0.01</text:p>
          </table:table-cell>
          <table:table-cell office:value-type="string">
            <text:p>Resistance</text:p>
          </table:table-cell>
          <table:table-cell office:value-type="string">
            <text:p>357kOhm</text:p>
          </table:table-cell>
          <table:table-cell office:value-type="string">
            <text:p>Tolerance</text:p>
          </table:table-cell>
          <table:table-cell office:value-type="string">
            <text:p>1%</text:p>
          </table:table-cell>
          <table:table-cell office:value-type="string">
            <text:p>Power</text:p>
          </table:table-cell>
          <table:table-cell office:value-type="string">
            <text:p>0.063W</text:p>
          </table:table-cell>
          <table:table-cell office:value-type="string">
            <text:p>0402</text:p>
          </table:table-cell>
          <table:table-cell table:number-columns-repeated="1012"/>
        </table:table-row>
        <table:table-row table:style-name="ro1">
          <table:table-cell office:value-type="string">
            <text:p>U1</text:p>
          </table:table-cell>
          <table:table-cell office:value-type="string">
            <text:p>Texas Instruments</text:p>
          </table:table-cell>
          <table:table-cell office:value-type="string">
            <text:p>LM2621MM/NOPB</text:p>
          </table:table-cell>
          <table:table-cell office:value-type="string">
            <text:p>1</text:p>
          </table:table-cell>
          <table:table-cell office:value-type="string">
            <text:p>0.78</text:p>
          </table:table-cell>
          <table:table-cell table:number-columns-repeated="6"/>
          <table:table-cell office:value-type="string">
            <text:p>MUA08A</text:p>
          </table:table-cell>
          <table:table-cell table:number-columns-repeated="10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2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31/10/2017</text:date>, <text:time>16:4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31T16:42:53.55</dc:date>
    <dc:creator>Steve Mayze</dc:creator>
    <meta:generator>OpenOffice/4.1.3$Win32 OpenOffice.org_project/413m1$Build-9783</meta:generator>
    <meta:editing-duration>PT2H19S</meta:editing-duration>
    <meta:editing-cycles>1</meta:editing-cycles>
    <meta:document-statistic meta:table-count="1" meta:cell-count="140" meta:object-count="0"/>
  </office:meta>
</office:document-meta>
</file>